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officeooo:paragraph-rsid="0009a0a6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08c4f9" officeooo:paragraph-rsid="0008c4f9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075b22" officeooo:paragraph-rsid="0008c4f9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rsid="00104f80" officeooo:paragraph-rsid="0008c4f9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0a2618" officeooo:paragraph-rsid="0009a0a6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0aec35" officeooo:paragraph-rsid="000aec35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16ef76" officeooo:paragraph-rsid="0016ef76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2pt" officeooo:paragraph-rsid="0009a0a6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officeooo:rsid="0009a0a6" officeooo:paragraph-rsid="0009a0a6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officeooo:rsid="0008c4f9" officeooo:paragraph-rsid="0008c4f9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075b22" officeooo:paragraph-rsid="00075b22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075b22" officeooo:paragraph-rsid="0016ef76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1pt" officeooo:paragraph-rsid="0018224b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fo:font-size="11pt" officeooo:rsid="0019580f" officeooo:paragraph-rsid="0018224b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fo:font-size="11pt" officeooo:rsid="0019580f" officeooo:paragraph-rsid="0019580f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fo:font-size="11pt" officeooo:rsid="001af128" officeooo:paragraph-rsid="001af128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fo:font-size="11pt" officeooo:rsid="0019580f" officeooo:paragraph-rsid="0018224b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fo:font-size="11pt" officeooo:rsid="001af128" officeooo:paragraph-rsid="001af128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fo:font-size="11pt" officeooo:rsid="001af128" officeooo:paragraph-rsid="0020162d" style:font-size-asian="11pt" style:font-size-complex="11pt"/>
    </style:style>
    <style:style style:name="P21" style:family="paragraph" style:parent-style-name="Standard">
      <style:paragraph-properties fo:text-align="center" style:justify-single-word="false" fo:break-before="page"/>
      <style:text-properties fo:font-size="13pt" style:text-underline-style="solid" style:text-underline-width="auto" style:text-underline-color="font-color" officeooo:rsid="001af128" officeooo:paragraph-rsid="0020162d" style:font-size-asian="13pt" style:font-size-complex="13pt"/>
    </style:style>
    <style:style style:name="T1" style:family="text">
      <style:text-properties officeooo:rsid="0009a0a6"/>
    </style:style>
    <style:style style:name="T2" style:family="text">
      <style:text-properties officeooo:rsid="0009e739"/>
    </style:style>
    <style:style style:name="T3" style:family="text">
      <style:text-properties officeooo:rsid="000a2618"/>
    </style:style>
    <style:style style:name="T4" style:family="text">
      <style:text-properties officeooo:rsid="0018224b"/>
    </style:style>
    <style:style style:name="T5" style:family="text">
      <style:text-properties officeooo:rsid="0019580f"/>
    </style:style>
    <style:style style:name="T6" style:family="text">
      <style:text-properties officeooo:rsid="001fdfe0"/>
    </style:style>
    <style:style style:name="T7" style:family="text">
      <style:text-properties officeooo:rsid="002016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rwan Palanque</text:p>
      <text:p text:style-name="P11">0837003</text:p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P4"/>
      <text:p text:style-name="P4"/>
      <text:p text:style-name="P4"/>
      <text:p text:style-name="P4">Projet Synthèse</text:p>
      <text:p text:style-name="P9"><text:span text:style-name="T1">420-B65-</text:span><text:span text:style-name="T2">IN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Présenté à</text:p>
      <text:p text:style-name="P2"><text:span text:style-name="T1">M.</text:span><text:span text:style-name="T3"> Jean-Christophe Demers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Vendredi 8 mars 2013</text:p>
      <text:p text:style-name="P7">Cégep du Vieux-Montréal</text:p>
      <text:p text:style-name="P12"><text:soft-page-break/></text:p>
      <text:p text:style-name="P8">Contenue du document </text:p>
      <text:p text:style-name="P13"/>
      <text:p text:style-name="P14"><text:span text:style-name="T4"><text:tab/>Présentation général du projet................................................................................................................</text:span><text:span text:style-name="T5">1</text:span></text:p>
      <text:p text:style-name="P15"><text:tab/></text:p>
      <text:p text:style-name="P14"><text:span text:style-name="T5"><text:tab/></text:span><text:span text:style-name="T6">Présentation spécifique du projet...........................................................................................................2</text:span></text:p>
      <text:p text:style-name="P15"/>
      <text:p text:style-name="P16"><text:tab/>Diagramme UML...................................................................................................................................<text:span text:style-name="T6">3</text:span></text:p>
      <text:p text:style-name="P16"/>
      <text:p text:style-name="P17"><text:tab/>Conception des interfaces usagers..........................................................................................................<text:span text:style-name="T6">4</text:span></text:p>
      <text:p text:style-name="P17"/>
      <text:p text:style-name="P17"/>
      <text:p text:style-name="P21"><text:span text:style-name="T7">Présentation générale du projet</text:span></text:p>
      <text:p text:style-name="P20"><text:span text:style-name="T7"/></text:p>
      <text:p text:style-name="P20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6cm" fo:margin-left="0cm" fo:margin-right="0cm" fo:margin-bottom="0.499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5:29</meta:creation-date>
    <dc:date>2013-03-17T18:07:06</dc:date>
    <meta:editing-duration>PT19M56S</meta:editing-duration>
    <meta:editing-cycles>30</meta:editing-cycles>
    <meta:generator>LibreOffice/3.6$Linux_X86_64 LibreOffice_project/360m1$Build-2</meta:generator>
    <dc:creator>Pouet </dc:creator>
    <meta:document-statistic meta:table-count="0" meta:image-count="0" meta:object-count="0" meta:page-count="3" meta:paragraph-count="15" meta:word-count="39" meta:character-count="750" meta:non-whitespace-character-count="719"/>
  </office:meta>
</office:document-meta>
</file>